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svg:stroke-color="#000099" draw:marker-start-width="0.5cm" draw:marker-end-width="0.5cm" draw:fill="solid" draw:fill-color="#b2b2b2" draw:textarea-vertical-align="middle" draw:auto-grow-height="true" fo:min-height="2.28cm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66" draw:marker-start-width="0.5cm" draw:marker-end-width="0.5cm" draw:fill="solid" draw:fill-color="#b2b2b2" draw:textarea-vertical-align="middle" draw:auto-grow-height="false" fo:min-height="1.928cm" fo:padding-top="0.1cm" fo:padding-bottom="0.2cm" fo:padding-left="0.1cm" fo:padding-right="0.1cm"/>
    </style:style>
    <style:style style:name="gr3" style:family="graphic" style:parent-style-name="standard">
      <style:graphic-properties svg:stroke-width="0.1cm" svg:stroke-color="#000099" draw:marker-start-width="0.5cm" draw:marker-end-width="0.5cm" draw:fill="solid" draw:fill-color="#b2b2b2" draw:textarea-horizontal-align="left" draw:textarea-vertical-align="top" draw:auto-grow-height="false" fo:min-height="1.928cm" fo:padding-top="0.15cm" fo:padding-bottom="0.25cm" fo:padding-left="0.3cm" fo:padding-right="0.3cm"/>
    </style:style>
    <style:style style:name="gr4" style:family="graphic" style:parent-style-name="standard">
      <style:graphic-properties svg:stroke-width="0.1cm" svg:stroke-color="#000099" draw:marker-start-width="0.5cm" draw:marker-end-width="0.5cm" draw:fill="solid" draw:fill-color="#b2b2b2" draw:textarea-horizontal-align="left" draw:textarea-vertical-align="top" draw:auto-grow-height="false" fo:min-height="1.928cm" fo:padding-top="0.15cm" fo:padding-bottom="0.25cm" fo:padding-left="0.3cm" fo:padding-right="0.3cm"/>
    </style:style>
    <style:style style:name="gr5" style:family="graphic" style:parent-style-name="standard">
      <style:graphic-properties svg:stroke-width="0.1cm" svg:stroke-color="#000000" draw:marker-start-width="0.5cm" draw:marker-end-width="0.5cm" draw:fill-color="#eeeeee" draw:textarea-horizontal-align="justify" draw:textarea-vertical-align="top" draw:auto-grow-height="false" fo:min-height="0cm" fo:min-width="0cm" fo:padding-top="0.1cm" fo:padding-bottom="0.2cm" fo:padding-left="0.3cm" fo:padding-right="0.3cm" fo:wrap-option="wrap"/>
    </style:style>
    <style:style style:name="gr6" style:family="graphic" style:parent-style-name="standard">
      <style:graphic-properties svg:stroke-width="0.1cm" svg:stroke-color="#000099" draw:marker-start-width="0.5cm" draw:marker-end-width="0.5cm" draw:fill-color="#ccffff" draw:auto-grow-height="false" fo:min-height="0.05cm" fo:padding-top="0.1cm" fo:padding-bottom="0.2cm" fo:padding-left="0.1cm" fo:padding-right="0.1cm"/>
    </style:style>
    <style:style style:name="gr7" style:family="graphic" style:parent-style-name="standard">
      <style:graphic-properties svg:stroke-width="0.1cm" svg:stroke-color="#000099" draw:marker-start-width="0.515cm" draw:marker-end-width="0.515cm" draw:fill-color="#ccffff" draw:textarea-horizontal-align="center" draw:textarea-vertical-align="middle" draw:auto-grow-height="false" fo:min-height="0.347cm" fo:padding-top="0.1cm" fo:padding-bottom="0.2cm" fo:padding-left="0.1cm" fo:padding-right="0.1cm"/>
    </style:style>
    <style:style style:name="gr8" style:family="graphic" style:parent-style-name="standard">
      <style:graphic-properties svg:stroke-width="0.1cm" svg:stroke-color="#990000" draw:marker-start-width="0.5cm" draw:marker-end-width="0.5cm" draw:fill-color="#ffcccc" draw:textarea-vertical-align="middle" draw:auto-grow-height="false" fo:min-height="0.05cm" fo:padding-top="0.1cm" fo:padding-bottom="0.2cm" fo:padding-left="0.1cm" fo:padding-right="0.1cm"/>
    </style:style>
    <style:style style:name="gr9" style:family="graphic" style:parent-style-name="objectwithoutfill">
      <style:graphic-properties svg:stroke-width="0.1cm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10" style:family="graphic" style:parent-style-name="objectwithoutfill">
      <style:graphic-properties svg:stroke-width="0.1cm" draw:marker-start="Arrow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11" style:family="graphic" style:parent-style-name="objectwithoutfill">
      <style:graphic-properties svg:stroke-width="0.1cm" draw:marker-start="Arrow" draw:marker-start-width="0.5cm" draw:marker-end="" draw:marker-end-width="0.6cm" draw:fill="none" draw:textarea-vertical-align="middle" fo:padding-top="0.175cm" fo:padding-bottom="0.175cm" fo:padding-left="0.3cm" fo:padding-right="0.3cm"/>
    </style:style>
    <style:style style:name="gr12" style:family="graphic" style:parent-style-name="objectwithoutfill">
      <style:graphic-properties svg:stroke-width="0.1cm" draw:marker-start="" draw:marker-start-width="0.5cm" draw:marker-end="" draw:marker-end-width="0.6cm" draw:fill="none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svg:stroke-width="0.1cm" svg:stroke-color="#990000" draw:marker-start-width="0.515cm" draw:marker-end-width="0.515cm" draw:fill-color="#ffcccc" draw:textarea-horizontal-align="center" draw:textarea-vertical-align="middle" draw:auto-grow-height="false" fo:min-height="0.347cm" fo:padding-top="0.1cm" fo:padding-bottom="0.2cm" fo:padding-left="0.1cm" fo:padding-right="0.1cm"/>
    </style:style>
    <style:style style:name="gr14" style:family="graphic" style:parent-style-name="objectwithoutfill">
      <style:graphic-properties svg:stroke-width="0.1cm" draw:marker-start="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svg:stroke-width="0.1cm" svg:stroke-color="#000000" draw:marker-start-width="0.515cm" draw:marker-end-width="0.515cm" draw:fill-color="#dddddd" draw:textarea-horizontal-align="center" draw:textarea-vertical-align="middle" draw:auto-grow-height="false" fo:min-height="0.347cm" fo:padding-top="0.1cm" fo:padding-bottom="0.2cm" fo:padding-left="0.1cm" fo:padding-right="0.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99" fo:font-family="Constantia" style:font-style-name="Bold" style:font-family-generic="roman" style:font-pitch="variable" fo:font-size="40pt" style:text-underline-style="solid" style:text-underline-width="auto" style:text-underline-color="font-color" fo:font-weight="bold" style:font-size-asian="40pt" style:font-weight-asian="bold" style:font-size-complex="40pt" style:font-weight-complex="bold"/>
    </style:style>
    <style:style style:name="P3" style:family="paragraph">
      <style:paragraph-properties fo:text-align="center"/>
      <style:text-properties fo:color="#000099" fo:font-family="'Courrier New'"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P4" style:family="paragraph">
      <style:paragraph-properties fo:text-align="center"/>
      <style:text-properties fo:color="#000066" fo:font-family="'Courrier New'" fo:font-size="20pt" style:text-underline-style="none" fo:font-weight="bold" style:font-size-asian="20pt" style:font-weight-asian="bold" style:font-size-complex="20pt" style:font-weight-complex="bold"/>
    </style:style>
    <style:style style:name="P5" style:family="paragraph">
      <style:paragraph-properties fo:text-align="center"/>
      <style:text-properties fo:color="#000066" fo:font-family="'Courrier New'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6" style:family="paragraph">
      <style:paragraph-properties fo:text-align="justify"/>
    </style:style>
    <style:style style:name="P7" style:family="paragraph">
      <style:paragraph-properties fo:text-align="justify"/>
      <style:text-properties fo:color="#000099" fo:font-family="'Courrier New'" fo:font-size="14pt" style:text-underline-style="none" fo:font-weight="bold" style:font-size-asian="14pt" style:font-weight-asian="bold" style:font-size-complex="14pt" style:font-weight-complex="bold"/>
    </style:style>
    <style:style style:name="P8" style:family="paragraph">
      <style:paragraph-properties fo:text-align="center"/>
      <style:text-properties fo:color="#000099" fo:font-family="Tahoma" style:font-family-generic="swiss" style:font-pitch="variable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P9" style:family="paragraph">
      <style:paragraph-properties fo:text-align="center"/>
      <style:text-properties fo:color="#000000" fo:font-family="'Courier New'" style:font-family-generic="modern" style:font-pitch="fixed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0" style:family="paragraph">
      <style:paragraph-properties fo:text-align="center"/>
      <style:text-properties fo:color="#000099" fo:font-family="'Courrier New'" style:font-style-name="Normal" fo:font-size="8pt" fo:font-weight="bold" style:font-size-asian="8pt" style:font-size-complex="8pt"/>
    </style:style>
    <style:style style:name="P11" style:family="paragraph">
      <style:paragraph-properties fo:text-align="start"/>
    </style:style>
    <style:style style:name="P12" style:family="paragraph">
      <style:paragraph-properties fo:text-align="start"/>
      <style:text-properties fo:color="#000099" fo:font-family="'Courrier New'" style:font-style-name="Normal" fo:font-size="10pt" fo:font-weight="bold" style:font-size-asian="10pt" style:font-size-complex="10pt"/>
    </style:style>
    <style:style style:name="P13" style:family="paragraph">
      <style:paragraph-properties fo:text-align="center"/>
      <style:text-properties fo:color="#990000" fo:font-family="'Courrier New'" style:font-style-name="Normal" fo:font-size="10pt" fo:font-weight="bold" style:font-size-asian="10pt" style:font-size-complex="10pt"/>
    </style:style>
    <style:style style:name="P14" style:family="paragraph">
      <style:paragraph-properties fo:text-align="center"/>
      <style:text-properties fo:color="#000099" fo:font-family="'Courrier New'" style:font-style-name="Normal" fo:font-size="10pt" fo:font-weight="bold" style:font-size-asian="10pt" style:font-size-complex="10pt"/>
    </style:style>
    <style:style style:name="P15" style:family="paragraph">
      <style:paragraph-properties fo:text-align="start"/>
      <style:text-properties fo:color="#000000" fo:font-family="'Courrier New'" style:font-style-name="Normal" fo:font-size="10pt" fo:font-weight="bold" style:font-size-asian="10pt" style:font-size-complex="10pt"/>
    </style:style>
    <style:style style:name="T1" style:family="text">
      <style:text-properties fo:color="#000099" fo:font-family="Constancia" fo:font-size="40pt" style:text-underline-style="solid" style:text-underline-width="auto" style:text-underline-color="font-color" fo:font-weight="bold" style:font-size-asian="40pt" style:font-weight-asian="bold" style:font-size-complex="40pt" style:font-weight-complex="bold"/>
    </style:style>
    <style:style style:name="T2" style:family="text">
      <style:text-properties fo:color="#000099" fo:font-family="'Courrier New'"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3" style:family="text">
      <style:text-properties fo:color="#000099" fo:font-family="'Courrier New'" fo:font-size="20pt" style:text-underline-style="none" fo:font-weight="bold" style:font-size-asian="20pt" style:font-weight-asian="bold" style:font-size-complex="20pt" style:font-weight-complex="bold"/>
    </style:style>
    <style:style style:name="T4" style:family="text">
      <style:text-properties fo:color="#000099" fo:font-family="'Courrier New'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5" style:family="text">
      <style:text-properties fo:color="#000099" fo:font-family="'Courrier New'" fo:font-size="14pt" style:text-underline-style="none" fo:font-weight="bold" style:font-size-asian="14pt" style:font-weight-asian="bold" style:font-size-complex="14pt" style:font-weight-complex="bold"/>
    </style:style>
    <style:style style:name="T6" style:family="text">
      <style:text-properties fo:color="#000000" fo:font-family="'Courrier New'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7" style:family="text">
      <style:text-properties fo:color="#000099" fo:font-family="'Courrier New'" style:font-style-name="Normal" fo:font-size="10pt" fo:font-weight="bold" style:font-size-asian="10pt" style:font-size-complex="10pt"/>
    </style:style>
    <style:style style:name="T8" style:family="text">
      <style:text-properties fo:color="#990000" fo:font-family="'Courrier New'" style:font-style-name="Normal" fo:font-size="10pt" fo:font-weight="bold" style:font-size-asian="10pt" style:font-size-complex="10pt"/>
    </style:style>
    <style:style style:name="T9" style:family="text">
      <style:text-properties fo:color="#000000" fo:font-family="'Courrier New'" style:font-style-name="Normal" fo:font-size="10pt" fo:font-weight="bold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27.4cm" svg:height="2.63cm" svg:x="0.3cm" svg:y="0.37cm">
          <draw:text-box>
            <text:p text:style-name="P1"><text:span text:style-name="T1">EJB / Web Services</text:span></text:p>
          </draw:text-box>
        </draw:frame>
        <draw:frame draw:style-name="gr1" draw:text-style-name="P3" draw:layer="layout" svg:width="27.4cm" svg:height="2.63cm" svg:x="0.3cm" svg:y="6.07cm">
          <draw:text-box>
            <text:p text:style-name="P1"><text:span text:style-name="T2">Architecture</text:span></text:p>
          </draw:text-box>
        </draw:frame>
      </draw:page>
      <draw:page draw:name="page2" draw:style-name="dp1" draw:master-page-name="Standard">
        <draw:frame draw:style-name="gr2" draw:text-style-name="P4" draw:layer="layout" svg:width="6.5cm" svg:height="1.9cm" svg:x="0.3cm" svg:y="0.4cm">
          <draw:text-box>
            <text:p text:style-name="P1"><text:span text:style-name="T3">[ 01 ]</text:span></text:p>
          </draw:text-box>
        </draw:frame>
        <draw:frame draw:style-name="gr2" draw:text-style-name="P5" draw:layer="layout" svg:width="20.7cm" svg:height="1.9cm" svg:x="7cm" svg:y="0.4cm">
          <draw:text-box>
            <text:p text:style-name="P1"><text:span text:style-name="T4">Introduction :</text:span></text:p>
          </draw:text-box>
        </draw:frame>
        <draw:frame draw:style-name="gr3" draw:text-style-name="P7" draw:layer="layout" svg:width="27.4cm" svg:height="18.2cm" svg:x="0.3cm" svg:y="2.5cm">
          <draw:text-box>
            <text:p text:style-name="P6"><text:span text:style-name="T5">L'objet de ce document est la présentation de 2 architectures applicatives concurrentes : D'un côté l'architecture d'une application EJB, d'autre part l'architecture d'une application Web-Services.</text:span></text:p>
            <text:p text:style-name="P6"><text:span text:style-name="T5">. En tout premier lieu, nous présenterons ces 2 architecture applicative proposée, avec leurs différentes couches.</text:span></text:p>
            <text:p text:style-name="P6"><text:span text:style-name="T5"/></text:p>
            <text:p text:style-name="P6"><text:span text:style-name="T5">Puis, pour chaque couche applicative, nous présenterons sa structure interne, et ses constituants.</text:span></text:p>
          </draw:text-box>
        </draw:frame>
      </draw:page>
      <draw:page draw:name="page3" draw:style-name="dp1" draw:master-page-name="Standard">
        <draw:frame draw:style-name="gr2" draw:text-style-name="P4" draw:layer="layout" svg:width="6.5cm" svg:height="1.9cm" svg:x="0.3cm" svg:y="0.4cm">
          <draw:text-box>
            <text:p text:style-name="P1"><text:span text:style-name="T3">[ 02 ]</text:span></text:p>
          </draw:text-box>
        </draw:frame>
        <draw:frame draw:style-name="gr2" draw:text-style-name="P5" draw:layer="layout" svg:width="20.7cm" svg:height="1.9cm" svg:x="7cm" svg:y="0.4cm">
          <draw:text-box>
            <text:p text:style-name="P1"><text:span text:style-name="T4">Une architecture EJB :</text:span></text:p>
          </draw:text-box>
        </draw:frame>
        <draw:frame draw:style-name="gr4" draw:text-style-name="P8" draw:layer="layout" svg:width="27.4cm" svg:height="18.2cm" svg:x="0.3cm" svg:y="2.5cm">
          <draw:text-box>
            <text:p/>
          </draw:text-box>
        </draw:frame>
        <draw:custom-shape draw:style-name="gr5" draw:text-style-name="P9" draw:layer="layout" svg:width="6cm" svg:height="17cm" svg:x="1cm" svg:y="3cm">
          <text:p text:style-name="P1"><text:span text:style-name="T6">Couche 'Interface Utilisateur'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9" draw:layer="layout" svg:width="6cm" svg:height="17cm" svg:x="9cm" svg:y="3cm">
          <text:p text:style-name="P1"><text:span text:style-name="T6">Couche 'métier'</text:span>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9" draw:layer="layout" svg:width="5cm" svg:height="17cm" svg:x="16cm" svg:y="3cm">
          <text:p text:style-name="P1"><text:span text:style-name="T6">Couche de persistanc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6" draw:text-style-name="P10" draw:layer="layout" svg:width="2cm" svg:height="0.6cm" svg:x="1.301cm" svg:y="11.4cm">
          <draw:text-box>
            <text:p text:style-name="P1"><text:span text:style-name="T7">View1</text:span></text:p>
          </draw:text-box>
        </draw:frame>
        <draw:frame draw:style-name="gr6" draw:text-style-name="P10" draw:layer="layout" svg:width="2cm" svg:height="0.6cm" svg:x="1.301cm" svg:y="12.3cm">
          <draw:text-box>
            <text:p text:style-name="P1"><text:span text:style-name="T7">View2</text:span></text:p>
          </draw:text-box>
        </draw:frame>
        <draw:frame draw:style-name="gr6" draw:text-style-name="P10" draw:layer="layout" svg:width="2cm" svg:height="0.6cm" svg:x="1.301cm" svg:y="13.2cm">
          <draw:text-box>
            <text:p text:style-name="P1"><text:span text:style-name="T7">View3</text:span></text:p>
          </draw:text-box>
        </draw:frame>
        <draw:frame draw:style-name="gr7" draw:text-style-name="P12" draw:layer="layout" svg:width="4cm" svg:height="2cm" svg:x="2cm" svg:y="8cm">
          <draw:text-box>
            <text:p text:style-name="P11"><text:span text:style-name="T7">UtilisateurController</text:span></text:p>
          </draw:text-box>
        </draw:frame>
        <draw:frame draw:style-name="gr8" draw:text-style-name="P13" draw:layer="layout" svg:width="4cm" svg:height="0.6cm" svg:x="2.001cm" svg:y="14.4cm">
          <draw:text-box>
            <text:p text:style-name="P1"><text:span text:style-name="T8">UtilisateurBean</text:span></text:p>
          </draw:text-box>
        </draw:frame>
        <draw:custom-shape draw:style-name="gr5" draw:text-style-name="P9" draw:layer="layout" svg:width="5cm" svg:height="17cm" svg:x="22cm" svg:y="3cm">
          <text:p text:style-name="P1"><text:span text:style-name="T6">Base de donné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9" draw:text-style-name="P1" draw:layer="layout" svg:x1="5.7cm" svg:y1="10cm" svg:x2="5.7cm" svg:y2="14.4cm">
          <text:p/>
        </draw:line>
        <draw:line draw:style-name="gr10" draw:text-style-name="P1" draw:layer="layout" svg:x1="3.9cm" svg:y1="10cm" svg:x2="2cm" svg:y2="11.3cm">
          <text:p/>
        </draw:line>
        <draw:line draw:style-name="gr11" draw:text-style-name="P1" draw:layer="layout" svg:x1="4.3cm" svg:y1="11.7cm" svg:x2="3.3cm" svg:y2="11.7cm">
          <text:p/>
        </draw:line>
        <draw:line draw:style-name="gr11" draw:text-style-name="P1" draw:layer="layout" svg:x1="4.3cm" svg:y1="12.6cm" svg:x2="3.3cm" svg:y2="12.6cm">
          <text:p/>
        </draw:line>
        <draw:line draw:style-name="gr12" draw:text-style-name="P1" draw:layer="layout" svg:x1="5cm" svg:y1="12.4cm" svg:x2="4.3cm" svg:y2="12.4cm">
          <text:p/>
        </draw:line>
        <draw:frame draw:style-name="gr7" draw:text-style-name="P12" draw:layer="layout" svg:width="4cm" svg:height="2cm" svg:x="10cm" svg:y="8cm">
          <draw:text-box>
            <text:p text:style-name="P11"><text:span text:style-name="T7">@EJB</text:span></text:p>
            <text:p text:style-name="P11"><text:span text:style-name="T7">UtilisateurService</text:span></text:p>
          </draw:text-box>
        </draw:frame>
        <draw:frame draw:style-name="gr13" draw:text-style-name="P13" draw:layer="layout" svg:width="3cm" svg:height="0.6cm" svg:x="11cm" svg:y="11.4cm">
          <draw:text-box>
            <text:p text:style-name="P1"><text:span text:style-name="T8">Utilisateur</text:span></text:p>
          </draw:text-box>
        </draw:frame>
        <draw:line draw:style-name="gr9" draw:text-style-name="P1" draw:layer="layout" svg:x1="13cm" svg:y1="9.975cm" svg:x2="13cm" svg:y2="11.4cm">
          <text:p/>
        </draw:line>
        <draw:frame draw:style-name="gr7" draw:text-style-name="P14" draw:layer="layout" svg:width="3cm" svg:height="0.6cm" svg:x="17cm" svg:y="9.4cm">
          <draw:text-box>
            <text:p text:style-name="P1"><text:span text:style-name="T7">UtilisateurDAO</text:span></text:p>
          </draw:text-box>
        </draw:frame>
        <draw:frame draw:style-name="gr6" draw:text-style-name="P10" draw:layer="layout" svg:width="3.1cm" svg:height="0.6cm" svg:x="22.9cm" svg:y="9.4cm">
          <draw:text-box>
            <text:p text:style-name="P1"><text:span text:style-name="T7">Utilisateur</text:span></text:p>
          </draw:text-box>
        </draw:frame>
        <draw:line draw:style-name="gr11" draw:text-style-name="P1" draw:layer="layout" svg:x1="4.275cm" svg:y1="13.5cm" svg:x2="3.275cm" svg:y2="13.5cm">
          <text:p/>
        </draw:line>
        <draw:line draw:style-name="gr12" draw:text-style-name="P1" draw:layer="layout" svg:x1="4.3cm" svg:y1="11.7cm" svg:x2="4.3cm" svg:y2="13.5cm">
          <text:p/>
        </draw:line>
        <draw:line draw:style-name="gr14" draw:text-style-name="P1" draw:layer="layout" svg:x1="9.9cm" svg:y1="9.7cm" svg:x2="6.075cm" svg:y2="9.7cm">
          <text:p/>
        </draw:line>
        <draw:line draw:style-name="gr11" draw:text-style-name="P1" draw:layer="layout" svg:x1="17cm" svg:y1="9.7cm" svg:x2="14.051cm" svg:y2="9.7cm">
          <text:p/>
        </draw:line>
        <draw:line draw:style-name="gr11" draw:text-style-name="P1" draw:layer="layout" svg:x1="22.876cm" svg:y1="9.6cm" svg:x2="20.1cm" svg:y2="9.6cm">
          <text:p/>
        </draw:line>
        <draw:line draw:style-name="gr9" draw:text-style-name="P1" draw:layer="layout" svg:x1="5cm" svg:y1="12.4cm" svg:x2="5cm" svg:y2="14.4cm">
          <text:p/>
        </draw:line>
        <draw:line draw:style-name="gr11" draw:text-style-name="P1" draw:layer="layout" svg:x1="9.9cm" svg:y1="9cm" svg:x2="6.051cm" svg:y2="9cm">
          <text:p/>
        </draw:line>
        <draw:frame draw:style-name="gr15" draw:text-style-name="P15" draw:layer="layout" svg:width="3cm" svg:height="1.2cm" svg:x="6.5cm" svg:y="7.4cm">
          <draw:text-box>
            <text:p text:style-name="P11"><text:span text:style-name="T9">Protocole :</text:span></text:p>
            <text:p text:style-name="P11"><text:span text:style-name="T9">CORBA</text:span></text:p>
          </draw:text-box>
        </draw:frame>
        <draw:frame draw:style-name="gr15" draw:text-style-name="P15" draw:layer="layout" svg:width="3cm" svg:height="1.4cm" svg:x="6.5cm" svg:y="10.4cm">
          <draw:text-box>
            <text:p text:style-name="P11"><text:span text:style-name="T9">Objets sérialisés</text:span></text:p>
          </draw:text-box>
        </draw:frame>
      </draw:page>
      <draw:page draw:name="page4" draw:style-name="dp1" draw:master-page-name="Standard">
        <draw:frame draw:style-name="gr2" draw:text-style-name="P4" draw:layer="layout" svg:width="6.5cm" svg:height="1.9cm" svg:x="0.3cm" svg:y="0.4cm">
          <draw:text-box>
            <text:p text:style-name="P1"><text:span text:style-name="T3">[ 03 ]</text:span></text:p>
          </draw:text-box>
        </draw:frame>
        <draw:frame draw:style-name="gr2" draw:text-style-name="P5" draw:layer="layout" svg:width="20.7cm" svg:height="1.9cm" svg:x="7cm" svg:y="0.4cm">
          <draw:text-box>
            <text:p text:style-name="P1"><text:span text:style-name="T4">Une architecture Web-Services :</text:span></text:p>
          </draw:text-box>
        </draw:frame>
        <draw:frame draw:style-name="gr4" draw:text-style-name="P8" draw:layer="layout" svg:width="27.4cm" svg:height="18.2cm" svg:x="0.3cm" svg:y="2.5cm">
          <draw:text-box>
            <text:p/>
          </draw:text-box>
        </draw:frame>
        <draw:custom-shape draw:style-name="gr5" draw:text-style-name="P9" draw:layer="layout" svg:width="6cm" svg:height="17cm" svg:x="1cm" svg:y="3cm">
          <text:p text:style-name="P1"><text:span text:style-name="T6">Couche 'Interface Utilisateur'</text:span></text:p>
          <text:p text:style-name="P1"><text:span text:style-name="T6">(Spring-MVC)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9" draw:layer="layout" svg:width="6cm" svg:height="17cm" svg:x="9cm" svg:y="3cm">
          <text:p text:style-name="P1"><text:span text:style-name="T6">Couche 'métier'</text:span></text:p>
          <text:p text:style-name="P1"><text:span text:style-name="T6">(Spring-Core)</text:span>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9" draw:layer="layout" svg:width="5cm" svg:height="17cm" svg:x="16cm" svg:y="3cm">
          <text:p text:style-name="P1"><text:span text:style-name="T6">Couche de persistance</text:span></text:p>
          <text:p text:style-name="P1"><text:span text:style-name="T6">(Spring-Data)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6" draw:text-style-name="P10" draw:layer="layout" svg:width="2cm" svg:height="0.6cm" svg:x="1.301cm" svg:y="11.4cm">
          <draw:text-box>
            <text:p text:style-name="P1"><text:span text:style-name="T7">View1</text:span></text:p>
          </draw:text-box>
        </draw:frame>
        <draw:frame draw:style-name="gr6" draw:text-style-name="P10" draw:layer="layout" svg:width="2cm" svg:height="0.6cm" svg:x="1.301cm" svg:y="12.3cm">
          <draw:text-box>
            <text:p text:style-name="P1"><text:span text:style-name="T7">View2</text:span></text:p>
          </draw:text-box>
        </draw:frame>
        <draw:frame draw:style-name="gr6" draw:text-style-name="P10" draw:layer="layout" svg:width="2cm" svg:height="0.6cm" svg:x="1.301cm" svg:y="13.2cm">
          <draw:text-box>
            <text:p text:style-name="P1"><text:span text:style-name="T7">View3</text:span></text:p>
          </draw:text-box>
        </draw:frame>
        <draw:frame draw:style-name="gr7" draw:text-style-name="P12" draw:layer="layout" svg:width="4cm" svg:height="2cm" svg:x="2cm" svg:y="8cm">
          <draw:text-box>
            <text:p text:style-name="P11"><text:span text:style-name="T7">@Controller</text:span></text:p>
            <text:p text:style-name="P11"><text:span text:style-name="T7">UtilisateurController</text:span></text:p>
          </draw:text-box>
        </draw:frame>
        <draw:frame draw:style-name="gr8" draw:text-style-name="P13" draw:layer="layout" svg:width="4cm" svg:height="0.6cm" svg:x="2.001cm" svg:y="14.4cm">
          <draw:text-box>
            <text:p text:style-name="P1"><text:span text:style-name="T8">UtilisateurBean</text:span></text:p>
          </draw:text-box>
        </draw:frame>
        <draw:custom-shape draw:style-name="gr5" draw:text-style-name="P9" draw:layer="layout" svg:width="5cm" svg:height="17cm" svg:x="22cm" svg:y="3cm">
          <text:p text:style-name="P1"><text:span text:style-name="T6">Base de donné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9" draw:text-style-name="P1" draw:layer="layout" svg:x1="5.7cm" svg:y1="10cm" svg:x2="5.7cm" svg:y2="14.4cm">
          <text:p/>
        </draw:line>
        <draw:line draw:style-name="gr10" draw:text-style-name="P1" draw:layer="layout" svg:x1="3.9cm" svg:y1="10cm" svg:x2="2cm" svg:y2="11.3cm">
          <text:p/>
        </draw:line>
        <draw:line draw:style-name="gr11" draw:text-style-name="P1" draw:layer="layout" svg:x1="4.3cm" svg:y1="11.7cm" svg:x2="3.3cm" svg:y2="11.7cm">
          <text:p/>
        </draw:line>
        <draw:line draw:style-name="gr11" draw:text-style-name="P1" draw:layer="layout" svg:x1="4.3cm" svg:y1="12.6cm" svg:x2="3.3cm" svg:y2="12.6cm">
          <text:p/>
        </draw:line>
        <draw:line draw:style-name="gr12" draw:text-style-name="P1" draw:layer="layout" svg:x1="5cm" svg:y1="12.4cm" svg:x2="4.3cm" svg:y2="12.4cm">
          <text:p/>
        </draw:line>
        <draw:frame draw:style-name="gr7" draw:text-style-name="P12" draw:layer="layout" svg:width="4cm" svg:height="2cm" svg:x="10cm" svg:y="8cm">
          <draw:text-box>
            <text:p text:style-name="P11"><text:span text:style-name="T7">@spring-bans</text:span></text:p>
            <text:p text:style-name="P11"><text:span text:style-name="T7">UtilisateurService</text:span></text:p>
          </draw:text-box>
        </draw:frame>
        <draw:frame draw:style-name="gr13" draw:text-style-name="P13" draw:layer="layout" svg:width="3cm" svg:height="0.6cm" svg:x="11cm" svg:y="11.4cm">
          <draw:text-box>
            <text:p text:style-name="P1"><text:span text:style-name="T8">Utilisateur</text:span></text:p>
          </draw:text-box>
        </draw:frame>
        <draw:line draw:style-name="gr9" draw:text-style-name="P1" draw:layer="layout" svg:x1="13cm" svg:y1="9.975cm" svg:x2="13cm" svg:y2="11.4cm">
          <text:p/>
        </draw:line>
        <draw:frame draw:style-name="gr7" draw:text-style-name="P14" draw:layer="layout" svg:width="3cm" svg:height="0.6cm" svg:x="17cm" svg:y="9.4cm">
          <draw:text-box>
            <text:p text:style-name="P1"><text:span text:style-name="T7">UtilisateurDAO</text:span></text:p>
          </draw:text-box>
        </draw:frame>
        <draw:frame draw:style-name="gr6" draw:text-style-name="P10" draw:layer="layout" svg:width="3.1cm" svg:height="0.6cm" svg:x="22.9cm" svg:y="9.4cm">
          <draw:text-box>
            <text:p text:style-name="P1"><text:span text:style-name="T7">Utilisateur</text:span></text:p>
          </draw:text-box>
        </draw:frame>
        <draw:line draw:style-name="gr11" draw:text-style-name="P1" draw:layer="layout" svg:x1="4.275cm" svg:y1="13.5cm" svg:x2="3.275cm" svg:y2="13.5cm">
          <text:p/>
        </draw:line>
        <draw:line draw:style-name="gr12" draw:text-style-name="P1" draw:layer="layout" svg:x1="4.3cm" svg:y1="11.7cm" svg:x2="4.3cm" svg:y2="13.5cm">
          <text:p/>
        </draw:line>
        <draw:line draw:style-name="gr14" draw:text-style-name="P1" draw:layer="layout" svg:x1="9.9cm" svg:y1="9.7cm" svg:x2="6.075cm" svg:y2="9.7cm">
          <text:p/>
        </draw:line>
        <draw:line draw:style-name="gr11" draw:text-style-name="P1" draw:layer="layout" svg:x1="17cm" svg:y1="9.7cm" svg:x2="14.051cm" svg:y2="9.7cm">
          <text:p/>
        </draw:line>
        <draw:line draw:style-name="gr11" draw:text-style-name="P1" draw:layer="layout" svg:x1="22.876cm" svg:y1="9.6cm" svg:x2="20.1cm" svg:y2="9.6cm">
          <text:p/>
        </draw:line>
        <draw:line draw:style-name="gr9" draw:text-style-name="P1" draw:layer="layout" svg:x1="5cm" svg:y1="12.4cm" svg:x2="5cm" svg:y2="14.4cm">
          <text:p/>
        </draw:line>
        <draw:line draw:style-name="gr11" draw:text-style-name="P1" draw:layer="layout" svg:x1="9.9cm" svg:y1="9cm" svg:x2="6.051cm" svg:y2="9cm">
          <text:p/>
        </draw:line>
        <draw:frame draw:style-name="gr15" draw:text-style-name="P15" draw:layer="layout" svg:width="3cm" svg:height="1.2cm" svg:x="6.5cm" svg:y="7.4cm">
          <draw:text-box>
            <text:p text:style-name="P11"><text:span text:style-name="T9">Protocole :</text:span></text:p>
            <text:p text:style-name="P11"><text:span text:style-name="T9">HTTP</text:span></text:p>
          </draw:text-box>
        </draw:frame>
        <draw:frame draw:style-name="gr15" draw:text-style-name="P15" draw:layer="layout" svg:width="3cm" svg:height="1.4cm" svg:x="6.5cm" svg:y="10.4cm">
          <draw:text-box>
            <text:p text:style-name="P11"><text:span text:style-name="T9">Flux XM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eeeeee" draw:fill-image-width="0cm" draw:fill-image-height="0cm"/>
    </style:style>
    <style:style style:name="Mgr1" style:family="graphic" style:parent-style-name="standard">
      <style:graphic-properties draw:stroke="none" draw:fill="none" draw:fill-color="#ffffff" fo:min-height="3.256cm"/>
    </style:style>
    <style:style style:name="Mgr2" style:family="graphic" style:parent-style-name="standard">
      <style:graphic-properties draw:stroke="none" draw:fill="none" draw:fill-color="#ffffff" fo:min-height="13.609cm"/>
    </style:style>
    <style:style style:name="Mgr3" style:family="graphic" style:parent-style-name="standard">
      <style:graphic-properties draw:stroke="none" draw:fill="none" draw:fill-color="#ffffff" draw:auto-grow-height="false" fo:min-height="1.449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center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end"/>
    </style:style>
    <style:style style:name="MP5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draw:frame draw:style-name="Mgr1" draw:layer="backgroundobjects" svg:width="25.199cm" svg:height="3.506cm" svg:x="1.4cm" svg:y="0.837cm">
        <draw:text-box>
          <text:p/>
        </draw:text-box>
      </draw:frame>
      <draw:frame draw:style-name="Mgr2" draw:layer="backgroundobjects" svg:width="25.199cm" svg:height="13.859cm" svg:x="1.4cm" svg:y="4.914cm">
        <draw:text-box>
          <text:p/>
        </draw:text-box>
      </draw:frame>
      <draw:frame draw:style-name="Mgr3" draw:text-style-name="MP1" draw:layer="backgroundobjects" svg:width="6.523cm" svg:height="1.448cm" svg:x="1.4cm" svg:y="19.131cm">
        <draw:text-box>
          <text:p><text:span text:style-name="MT1"><presentation:date-time/></text:span></text:p>
        </draw:text-box>
      </draw:frame>
      <draw:frame draw:style-name="Mgr3" draw:text-style-name="MP3" draw:layer="backgroundobjects" svg:width="8.875cm" svg:height="1.448cm" svg:x="9.576cm" svg:y="19.131cm">
        <draw:text-box>
          <text:p text:style-name="MP2"><text:span text:style-name="MT1"><presentation:footer/></text:span></text:p>
        </draw:text-box>
      </draw:frame>
      <draw:frame draw:style-name="Mgr3" draw:text-style-name="MP5" draw:layer="backgroundobjects" svg:width="6.523cm" svg:height="1.448cm" svg:x="20.076cm" svg:y="19.131cm">
        <draw:text-box>
          <text:p text:style-name="MP4"><text:span text:style-name="MT1"><text:page-number>1</text:page-number></text:span></text:p>
        </draw:text-box>
      </draw:frame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11-21T11:36:09.66</meta:creation-date>
    <meta:editing-duration>P2DT16H2M24S</meta:editing-duration>
    <meta:editing-cycles>3328</meta:editing-cycles>
    <meta:generator>OpenOffice/4.1.2$Win32 OpenOffice.org_project/412m3$Build-9782</meta:generator>
    <dc:date>2017-06-21T16:45:18.72</dc:date>
    <dc:creator>Franck Taba Taba</dc:creator>
    <meta:document-statistic meta:object-count="72"/>
  </office:meta>
</office:document-meta>
</file>